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Times New Roman" fo:font-size="14pt" fo:letter-spacing="normal" fo:font-style="normal" fo:font-weight="normal" officeooo:paragraph-rsid="002119e9"/>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T1" style:family="text">
      <style:text-properties fo:font-variant="normal" fo:text-transform="none" fo:color="#000000" style:text-line-through-style="none" style:text-line-through-type="none" style:font-name="Lora" fo:font-size="12pt" fo:font-style="normal" style:text-underline-style="none" fo:font-weight="normal" style:text-blinking="false" style:font-size-asian="12pt" style:font-style-asian="normal" style:font-weight-asian="normal"/>
    </style:style>
    <style:style style:name="T2" style:family="text">
      <style:text-properties fo:font-variant="normal" fo:text-transform="none" fo:color="#000000" style:text-line-through-style="none" style:text-line-through-type="none" style:font-name="Lora" fo:font-size="12pt" fo:font-style="normal" style:text-underline-style="none" fo:font-weight="normal" style:text-blinking="false" style:font-size-asian="12pt" style:font-style-asian="normal" style:font-weight-asian="normal" fo:background-color="#ffffff"/>
    </style:style>
    <style:style style:name="T3" style:family="text">
      <style:text-properties style:text-line-through-style="none" style:text-line-through-type="none" style:font-name="Lora" fo:font-size="12pt" style:text-underline-style="none" style:text-blinking="false" style:font-size-asian="12pt" style:font-style-asian="normal" style:font-weight-asian="normal" fo:background-color="#ffffff"/>
    </style:style>
    <style:style style:name="T4" style:family="text">
      <style:text-properties style:text-line-through-style="none" style:text-line-through-type="none" style:font-name="Lora" fo:font-size="12pt" style:text-underline-style="none" officeooo:rsid="002119e9" style:text-blinking="false" style:font-size-asian="12pt" style:font-style-asian="normal" style:font-weight-asian="normal" fo:background-color="#ffffff"/>
    </style:style>
    <style:style style:name="T5" style:family="text">
      <style:text-properties officeooo:rsid="001fb8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A Geostatistical Method for the Automatic Classification of Mega-Scale Glacial Lineations from Radar Data</text:span></text:p>
      <text:p text:style-name="P1"><text:span text:style-name="T3"/></text:p>
      <text:p text:style-name="P1"><text:span text:style-name="T4">Franklyn Dunbar</text:span><text:span text:style-name="T3"><text:tab/></text:span></text:p>
      <text:p text:style-name="P1"><text:span text:style-name="T3"/></text:p>
      <text:p text:style-name="P1"><text:span text:style-name="T3">Mega-scale glacial lineations (MSGLs) are elongate bedforms that are formed beneath rapidly flowing ice streams. The detection and characterization of these features beneath modern glaciers could provide insights on their formation mechanisms and contribute to a more complete understanding of bed conditions. However, the coarse spacing of topographic measurements from most ice-penetrating radar surveys makes it difficult to identify these features. We provide a geostatistical method for automatically detecting and describing the location, scale, and orientation of MSGLs in radar surveys of a glacier’s bed. We use exposed topography of previously glaciated regions with and without MSGLs as training data to classify MSGLs based on their geostatistical properties. From these exposed topographic datasets we artificially replicate radar surveys of the topography in order extract statistical descriptors of these features as they would appear in an airborne radar survey. We perform a logistic regression analysis to learn a relationship between the statistics of radar topographic measurements and the presence of MSGLs. We demonstrate how this can be used to locate MSGLs and describe their size and extent. This method will enable more extensive investigations of subglacial morphology and expand our knowledge basal conditions.</text:span></text:p>
      <text:p text:style-name="Standard"/>
      <text:p text:style-name="P2"><text:tab/>Assuming a reasonable dataset of simulated radar flightlines with a binary classification of MSGL instances within a given quadrat, <text:span text:style-name="T5">we propose to </text:span>extract features for each quadrat and produce a “feature <text:span text:style-name="T5">vector</text:span>” for the data. The vector that is respective to each labeled quadrat will contain a surface roughness metric, and anisotropic correlogram metrics respective to a sequence of azimuths ranging from 0 to 180 degrees. These metrics, when used with the auto-logistic model produce a means with which to <text:span text:style-name="T5">create a function to </text:span>classify the <text:span text:style-name="T5">existence</text:span> of MSGL’s <text:span text:style-name="T5">from un-seen radar flightline data.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9-09T10:27:10</meta:creation-date>
    <dc:language>en-US</dc:language>
    <dc:date>2020-03-13T10:04:46.932229523</dc:date>
    <meta:editing-cycles>3</meta:editing-cycles>
    <meta:editing-duration>PT15M43S</meta:editing-duration>
    <meta:generator>LibreOffice/6.3.5.2$Linux_X86_64 LibreOffice_project/30$Build-2</meta:generator>
    <meta:document-statistic meta:table-count="0" meta:image-count="0" meta:object-count="0" meta:page-count="1" meta:paragraph-count="4" meta:word-count="302" meta:character-count="2058" meta:non-whitespace-character-count="1757"/>
  </office:meta>
</office:document-meta>
</file>